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5000002A0673765C75219D8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.401cm" fo:margin-right="1.199cm" fo:text-align="start" style:justify-single-word="false" fo:text-indent="0cm" style:auto-text-indent="false" style:page-number="auto" fo:background-color="transparent"/>
      <style:text-properties fo:language="ru" fo:country="RU" officeooo:rsid="000fcf33" officeooo:paragraph-rsid="000fcf33"/>
    </style:style>
    <style:style style:name="P2" style:family="paragraph" style:parent-style-name="Standard">
      <loext:graphic-properties draw:fill="none"/>
      <style:paragraph-properties fo:margin-left="1.401cm" fo:margin-right="1.199cm" fo:text-align="start" style:justify-single-word="false" fo:text-indent="0cm" style:auto-text-indent="false" fo:background-color="transparent"/>
      <style:text-properties fo:language="ru" fo:country="RU" officeooo:rsid="000fcf33" officeooo:paragraph-rsid="000fcf33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5pt" style:font-size-asian="15pt" style:font-size-complex="15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2"/><text:span text:style-name="T3"><text:s/></text:span><text:span text:style-name="T6">1 Уровень</text:span></text:p>
      <text:p text:style-name="P2"><draw:frame draw:style-name="fr1" draw:name="Изображение1" text:anchor-type="char" svg:width="17.711cm" svg:height="16.484cm" draw:z-index="0"><draw:image xlink:href="Pictures/1000000000000375000002A0673765C75219D829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1:58:02.792000000</meta:creation-date>
    <dc:date>2024-04-24T12:06:56.332000000</dc:date>
    <meta:editing-duration>PT8M54S</meta:editing-duration>
    <meta:editing-cycles>1</meta:editing-cycles>
    <meta:document-statistic meta:table-count="0" meta:image-count="1" meta:object-count="0" meta:page-count="1" meta:paragraph-count="1" meta:word-count="2" meta:character-count="62" meta:non-whitespace-character-count="8"/>
    <meta:generator>LibreOffice/7.5.4.2$Windows_X86_64 LibreOffice_project/36ccfdc35048b057fd9854c757a8b67ec53977b6</meta:generator>
  </office:meta>
</office:document-meta>
</file>